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3.6811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office:value-type="string">
            <text:p>Purpose</text:p>
          </table:table-cell>
          <table:table-cell office:value-type="string">
            <text:p>Return: 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READ</text:p>
          </table:table-cell>
          <table:table-cell office:value-type="string">
            <text:p>Read a buffer of bytes from a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READLINE</text:p>
          </table:table-cell>
          <table:table-cell office:value-type="string">
            <text:p>Read a line of characters from a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READB</text:p>
          </table:table-cell>
          <table:table-cell office:value-type="string">
            <text:p>Read a single byte from a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WRITE</text:p>
          </table:table-cell>
          <table:table-cell office:value-type="string">
            <text:p>Write a buffer of bytes to a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WRITEB</text:p>
          </table:table-cell>
          <table:table-cell office:value-type="string">
            <text:p>Write a byte to a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STATUS</text:p>
          </table:table-cell>
          <table:table-cell office:value-type="string">
            <text:p>Get the status of the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FLUSH</text:p>
          </table:table-cell>
          <table:table-cell office:value-type="string">
            <text:p>Ensure that any pending write is completed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SEEK</text:p>
          </table:table-cell>
          <table:table-cell office:value-type="string">
            <text:p>Set the “cursor” of the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IOCTRL</text:p>
          </table:table-cell>
          <table:table-cell office:value-type="string">
            <text:p>Send I/O control message to the channel</text:p>
          </table:table-cell>
          <table:table-cell table:number-columns-repeated="5"/>
        </table:table-row>
        <table:table-row table:style-name="ro1">
          <table:table-cell office:value-type="string">
            <text:p>CH</text:p>
          </table:table-cell>
          <table:table-cell table:style-name="ce1"/>
          <table:table-cell office:value-type="string">
            <text:p>CH_REGISTER</text:p>
          </table:table-cell>
          <table:table-cell office:value-type="string">
            <text:p>Register a channel device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string">
            <text:p>BLOCK</text:p>
          </table:table-cell>
          <table:table-cell/>
          <table:table-cell office:value-type="string">
            <text:p>BK_GET</text:p>
          </table:table-cell>
          <table:table-cell office:value-type="string">
            <text:p>Get a block from a block device</text:p>
          </table:table-cell>
          <table:table-cell table:number-columns-repeated="5"/>
        </table:table-row>
        <table:table-row table:style-name="ro1">
          <table:table-cell office:value-type="string">
            <text:p>BLOCK</text:p>
          </table:table-cell>
          <table:table-cell/>
          <table:table-cell office:value-type="string">
            <text:p>BK_PUT</text:p>
          </table:table-cell>
          <table:table-cell office:value-type="string">
            <text:p>Put a block to a block device</text:p>
          </table:table-cell>
          <table:table-cell table:number-columns-repeated="5"/>
        </table:table-row>
        <table:table-row table:style-name="ro1">
          <table:table-cell office:value-type="string">
            <text:p>BLOCK</text:p>
          </table:table-cell>
          <table:table-cell/>
          <table:table-cell office:value-type="string">
            <text:p>BK_STATUS</text:p>
          </table:table-cell>
          <table:table-cell office:value-type="string">
            <text:p>Get the status of the block device</text:p>
          </table:table-cell>
          <table:table-cell table:number-columns-repeated="5"/>
        </table:table-row>
        <table:table-row table:style-name="ro1">
          <table:table-cell office:value-type="string">
            <text:p>BLOCK</text:p>
          </table:table-cell>
          <table:table-cell/>
          <table:table-cell office:value-type="string">
            <text:p>BK_FLUSH</text:p>
          </table:table-cell>
          <table:table-cell office:value-type="string">
            <text:p>Ensure that any pending write is completed</text:p>
          </table:table-cell>
          <table:table-cell table:number-columns-repeated="5"/>
        </table:table-row>
        <table:table-row table:style-name="ro1">
          <table:table-cell office:value-type="string">
            <text:p>BLOCK</text:p>
          </table:table-cell>
          <table:table-cell/>
          <table:table-cell office:value-type="string">
            <text:p>BK_IOCTRL</text:p>
          </table:table-cell>
          <table:table-cell office:value-type="string">
            <text:p>Send I/O control message to the block device</text:p>
          </table:table-cell>
          <table:table-cell table:number-columns-repeated="5"/>
        </table:table-row>
        <table:table-row table:style-name="ro1">
          <table:table-cell office:value-type="string">
            <text:p>BLOCK</text:p>
          </table:table-cell>
          <table:table-cell/>
          <table:table-cell office:value-type="string">
            <text:p>BK_REGISTER</text:p>
          </table:table-cell>
          <table:table-cell office:value-type="string">
            <text:p>Register a block devic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OPEN</text:p>
          </table:table-cell>
          <table:table-cell office:value-type="string">
            <text:p>Open a channel for a file or device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CLOSE</text:p>
          </table:table-cell>
          <table:table-cell office:value-type="string">
            <text:p>Close a channel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DELETE</text:p>
          </table:table-cell>
          <table:table-cell office:value-type="string">
            <text:p>Delete a file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RENAME</text:p>
          </table:table-cell>
          <table:table-cell office:value-type="string">
            <text:p>Rename a file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MKDIR</text:p>
          </table:table-cell>
          <table:table-cell office:value-type="string">
            <text:p>Make a direct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CHDIR</text:p>
          </table:table-cell>
          <table:table-cell office:value-type="string">
            <text:p>Change the current direct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CHDRIVE</text:p>
          </table:table-cell>
          <table:table-cell office:value-type="string">
            <text:p>Change the current drive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GETCWD</text:p>
          </table:table-cell>
          <table:table-cell office:value-type="string">
            <text:p>Get the current directory and drive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OPENDIR</text:p>
          </table:table-cell>
          <table:table-cell office:value-type="string">
            <text:p>Open a directory for scanning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CLOSEDIR</text:p>
          </table:table-cell>
          <table:table-cell office:value-type="string">
            <text:p>Close a direct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READDIR</text:p>
          </table:table-cell>
          <table:table-cell office:value-type="string">
            <text:p>Read an entry from an open direct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FINDFIRST</text:p>
          </table:table-cell>
          <table:table-cell office:value-type="string">
            <text:p>Find the first file that matches a search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FINDNEXT</text:p>
          </table:table-cell>
          <table:table-cell office:value-type="string">
            <text:p>Find the next file that matches a search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LOAD</text:p>
          </table:table-cell>
          <table:table-cell office:value-type="string">
            <text:p>Load a file into mem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RUN</text:p>
          </table:table-cell>
          <table:table-cell office:value-type="string">
            <text:p>Run a binary file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EXECUTE</text:p>
          </table:table-cell>
          <table:table-cell office:value-type="string">
            <text:p>Execute code that is in mem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TERMINATE</text:p>
          </table:table-cell>
          <table:table-cell office:value-type="string">
            <text:p>Stop the current program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TSR</text:p>
          </table:table-cell>
          <table:table-cell office:value-type="string">
            <text:p>Stop the current program, but do not free its memory</text:p>
          </table:table-cell>
          <table:table-cell table:number-columns-repeated="5"/>
        </table:table-row>
        <table:table-row table:style-name="ro1">
          <table:table-cell office:value-type="string">
            <text:p>DOS</text:p>
          </table:table-cell>
          <table:table-cell/>
          <table:table-cell office:value-type="string">
            <text:p>REG_LOADER</text:p>
          </table:table-cell>
          <table:table-cell office:value-type="string">
            <text:p>Register a handler for loading a file typ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GETTIME</text:p>
          </table:table-cell>
          <table:table-cell office:value-type="string">
            <text:p>Get the current time</text:p>
          </table:table-cell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SETTIME</text:p>
          </table:table-cell>
          <table:table-cell office:value-type="string">
            <text:p>Set the current time</text:p>
          </table:table-cell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DELAY</text:p>
          </table:table-cell>
          <table:table-cell office:value-type="string">
            <text:p>Wait for a certain amount of time</text:p>
          </table:table-cell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SETTIMER</text:p>
          </table:table-cell>
          <table:table-cell office:value-type="string">
            <text:p>Set a timer alarm that will make a call back </text:p>
          </table:table-cell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SETHANDLER</text:p>
          </table:table-cell>
          <table:table-cell office:value-type="string">
            <text:p>Set a handler for an interrupt or exception</text:p>
          </table:table-cell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WARMSTART</text:p>
          </table:table-cell>
          <table:table-cell office:value-type="string">
            <text:p>Restart the kernel</text:p>
          </table:table-cell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/>
          <table:table-cell office:value-type="string">
            <text:p>GET_SYS_INFO</text:p>
          </table:table-cell>
          <table:table-cell office:value-type="string">
            <text:p>Return information about the machin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EMORY</text:p>
          </table:table-cell>
          <table:table-cell/>
          <table:table-cell office:value-type="string">
            <text:p>ALLOC</text:p>
          </table:table-cell>
          <table:table-cell office:value-type="string">
            <text:p>Allocate a consecutive block of memory pages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/>
          <table:table-cell office:value-type="string">
            <text:p>RESERVE</text:p>
          </table:table-cell>
          <table:table-cell office:value-type="string">
            <text:p>Reserve a block of memory pages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/>
          <table:table-cell office:value-type="string">
            <text:p>FREE</text:p>
          </table:table-cell>
          <table:table-cell office:value-type="string">
            <text:p>Return a block of pages to the kernel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/>
          <table:table-cell office:value-type="string">
            <text:p>FREEALL</text:p>
          </table:table-cell>
          <table:table-cell office:value-type="string">
            <text:p>Return all memory owned by a program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/>
          <table:table-cell office:value-type="string">
            <text:p>GET_MEM_INFO</text:p>
          </table:table-cell>
          <table:table-cell office:value-type="string">
            <text:p>Get information about the memory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09/07/2021</text:date>, <text:time>16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Weingartner</meta:initial-creator>
    <meta:creation-date>2021-09-07T15:11:55.44</meta:creation-date>
    <dc:date>2021-09-07T16:10:51.28</dc:date>
    <dc:creator>Peter Weingartner</dc:creator>
    <meta:editing-duration>PT27M23S</meta:editing-duration>
    <meta:editing-cycles>4</meta:editing-cycles>
    <meta:generator>OpenOffice/4.1.6$Win32 OpenOffice.org_project/416m1$Build-9790</meta:generator>
    <meta:document-statistic meta:table-count="3" meta:cell-count="150" meta:object-count="0"/>
  </office:meta>
</office:document-meta>
</file>